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5" calcext:value-type="float">
            <text:p>16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6" calcext:value-type="float">
            <text:p>16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7" calcext:value-type="float">
            <text:p>16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8" calcext:value-type="float">
            <text:p>16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0" calcext:value-type="float">
            <text:p>17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1" calcext:value-type="float">
            <text:p>17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2" calcext:value-type="float">
            <text:p>17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4" calcext:value-type="float">
            <text:p>33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5" calcext:value-type="float">
            <text:p>33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6" calcext:value-type="float">
            <text:p>33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7" calcext:value-type="float">
            <text:p>337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1" calcext:value-type="float">
            <text:p>69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2" calcext:value-type="float">
            <text:p>69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3" calcext:value-type="float">
            <text:p>69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4" calcext:value-type="float">
            <text:p>69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1" calcext:value-type="float">
            <text:p>109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2" calcext:value-type="float">
            <text:p>109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3" calcext:value-type="float">
            <text:p>109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4" calcext:value-type="float">
            <text:p>109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5" calcext:value-type="float">
            <text:p>1095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6" calcext:value-type="float">
            <text:p>1096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7" calcext:value-type="float">
            <text:p>1097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8" calcext:value-type="float">
            <text:p>1098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9" calcext:value-type="float">
            <text:p>109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1" calcext:value-type="float">
            <text:p>1101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2" calcext:value-type="float">
            <text:p>110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3" calcext:value-type="float">
            <text:p>1103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u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4" calcext:value-type="float">
            <text:p>12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5" calcext:value-type="float">
            <text:p>128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6" calcext:value-type="float">
            <text:p>128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7" calcext:value-type="float">
            <text:p>128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8" calcext:value-type="float">
            <text:p>12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9" calcext:value-type="float">
            <text:p>128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2" calcext:value-type="float">
            <text:p>129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3" calcext:value-type="float">
            <text:p>129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7" calcext:value-type="float">
            <text:p>165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8" calcext:value-type="float">
            <text:p>165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9" calcext:value-type="float">
            <text:p>165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0" calcext:value-type="float">
            <text:p>166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1" calcext:value-type="float">
            <text:p>166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2" calcext:value-type="float">
            <text:p>166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3" calcext:value-type="float">
            <text:p>166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4" calcext:value-type="float">
            <text:p>166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5" calcext:value-type="float">
            <text:p>166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6" calcext:value-type="float">
            <text:p>166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7" calcext:value-type="float">
            <text:p>1667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 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 table:number-rows-repeated="1047310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040:Feuille1.Q1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3:57:20.38773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4T20:07:08.647214800</dc:date>
    <meta:editing-cycles>377</meta:editing-cycles>
    <meta:editing-duration>P28DT7H6M30S</meta:editing-duration>
    <meta:generator>LibreOffice/25.2.6.2$Windows_X86_64 LibreOffice_project/729c5bfe710f5eb71ed3bbde9e06a6065e9c6c5d</meta:generator>
    <meta:document-statistic meta:table-count="1" meta:cell-count="15219" meta:object-count="0"/>
  </office:meta>
</office:document-meta>
</file>